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9A000000BE33E5D4DC.png" manifest:media-type="image/png"/>
  <manifest:file-entry manifest:full-path="Pictures/100002010000004000000040E719257E.png" manifest:media-type="image/png"/>
  <manifest:file-entry manifest:full-path="Pictures/100002010000009D000000988C22CF1D.png" manifest:media-type="image/png"/>
  <manifest:file-entry manifest:full-path="Pictures/10000201000000E1000000E1C471B58A.png" manifest:media-type="image/png"/>
  <manifest:file-entry manifest:full-path="Pictures/100002010000011500000122A9652106.png" manifest:media-type="image/png"/>
  <manifest:file-entry manifest:full-path="Pictures/100002010000011A0000011952F011FC.png" manifest:media-type="image/png"/>
  <manifest:file-entry manifest:full-path="Pictures/10000201000001050000012DBED6DDC2.png" manifest:media-type="image/png"/>
  <manifest:file-entry manifest:full-path="Pictures/100002010000012E000001331AA2C216.png" manifest:media-type="image/png"/>
  <manifest:file-entry manifest:full-path="Pictures/100002010000011A00000254C02D9F3C.png" manifest:media-type="image/png"/>
  <manifest:file-entry manifest:full-path="Pictures/1000000000000580000003188FCDB437.jpg" manifest:media-type="image/jpeg"/>
  <manifest:file-entry manifest:full-path="Pictures/1000020100000500000002D06A58459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fill="none" fo:min-height="0.90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margin-top="0.42cm" fo:margin-bottom="0.35cm"/>
      <style:text-properties fo:font-size="14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-0.508cm" presentation:class="title" presentation:user-transformed="true">
          <draw:text-box>
            <text:p text:style-name="P1"><text:span text:style-name="T1">FoodEye</text:span></text:p>
          </draw:text-box>
        </draw:frame>
        <draw:frame draw:style-name="gr1" draw:text-style-name="P2" draw:layer="layout" svg:width="13.803cm" svg:height="7.969cm" svg:x="-28cm" svg:y="0.667cm">
          <draw:image xlink:href="Pictures/1000020100000500000002D06A58459D.png" xlink:type="simple" xlink:show="embed" xlink:actuate="onLoad">
            <text:p/>
          </draw:image>
        </draw:frame>
        <draw:frame draw:style-name="gr1" draw:text-style-name="P2" draw:layer="layout" svg:width="22.352cm" svg:height="13.97cm" svg:x="3.048cm" svg:y="4.318cm">
          <draw:image xlink:href="Pictures/1000000000000580000003188FCDB43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3.506cm" svg:x="1.4cm" svg:y="-0.508cm" presentation:class="title" presentation:user-transformed="true">
          <draw:text-box>
            <text:p text:style-name="P1"><text:span text:style-name="T1">FoodEye</text:span></text:p>
          </draw:text-box>
        </draw:frame>
        <draw:frame draw:style-name="gr3" draw:text-style-name="P3" draw:layer="layout" svg:width="3.292cm" svg:height="0.806cm" svg:x="21.844cm" svg:y="7.62cm">
          <draw:text-box>
            <text:p text:style-name="P3"><text:span text:style-name="T2">Nutrients DB</text:span></text:p>
          </draw:text-box>
        </draw:frame>
        <draw:frame draw:style-name="gr1" draw:text-style-name="P2" draw:layer="layout" svg:width="13.803cm" svg:height="7.969cm" svg:x="-28cm" svg:y="0.667cm">
          <draw:image xlink:href="Pictures/1000020100000500000002D06A58459D.png" xlink:type="simple" xlink:show="embed" xlink:actuate="onLoad">
            <text:p/>
          </draw:image>
        </draw:frame>
        <draw:frame draw:style-name="gr1" draw:text-style-name="P2" draw:layer="layout" svg:width="4.064cm" svg:height="3.302cm" svg:x="0.762cm" svg:y="9.144cm">
          <draw:image xlink:href="Pictures/1000000000000580000003188FCDB437.jpg" xlink:type="simple" xlink:show="embed" xlink:actuate="onLoad">
            <text:p/>
          </draw:image>
        </draw:frame>
        <draw:frame draw:style-name="gr1" draw:text-style-name="P2" draw:layer="layout" svg:width="3.302cm" svg:height="3.101cm" svg:x="9.652cm" svg:y="16.764cm">
          <draw:image xlink:href="Pictures/100002010000012E000001331AA2C216.png" xlink:type="simple" xlink:show="embed" xlink:actuate="onLoad">
            <text:p/>
          </draw:image>
        </draw:frame>
        <draw:frame draw:style-name="gr1" draw:text-style-name="P2" draw:layer="layout" svg:width="3.254cm" svg:height="3.048cm" svg:x="9.954cm" svg:y="13.208cm">
          <draw:image xlink:href="Pictures/10000201000001050000012DBED6DDC2.png" xlink:type="simple" xlink:show="embed" xlink:actuate="onLoad">
            <text:p/>
          </draw:image>
        </draw:frame>
        <draw:frame draw:style-name="gr1" draw:text-style-name="P2" draw:layer="layout" svg:width="1.524cm" svg:height="3.048cm" svg:x="10.414cm" svg:y="9.398cm">
          <draw:image xlink:href="Pictures/100002010000011A00000254C02D9F3C.png" xlink:type="simple" xlink:show="embed" xlink:actuate="onLoad">
            <text:p/>
          </draw:image>
        </draw:frame>
        <draw:frame draw:style-name="gr1" draw:text-style-name="P2" draw:layer="layout" svg:width="2.286cm" svg:height="2.032cm" svg:x="10.414cm" svg:y="6.35cm">
          <draw:image xlink:href="Pictures/100002010000011A0000011952F011FC.png" xlink:type="simple" xlink:show="embed" xlink:actuate="onLoad">
            <text:p/>
          </draw:image>
        </draw:frame>
        <draw:frame draw:style-name="gr1" draw:text-style-name="P2" draw:layer="layout" svg:width="2.286cm" svg:height="2.286cm" svg:x="10.414cm" svg:y="2.794cm">
          <draw:image xlink:href="Pictures/100002010000011500000122A9652106.png" xlink:type="simple" xlink:show="embed" xlink:actuate="onLoad">
            <text:p/>
          </draw:image>
        </draw:frame>
        <draw:custom-shape draw:style-name="gr4" draw:text-style-name="P2" draw:layer="layout" svg:width="2.794cm" svg:height="3.302cm" svg:x="22.352cm" svg:y="4.06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" draw:text-style-name="P2" draw:layer="layout" svg:x1="6.096cm" svg:y1="8.636cm" svg:x2="9.652cm" svg:y2="4.572cm">
          <text:p/>
        </draw:line>
        <draw:line draw:style-name="gr5" draw:text-style-name="P2" draw:layer="layout" svg:x1="7.366cm" svg:y1="10.414cm" svg:x2="9.906cm" svg:y2="8.128cm">
          <text:p/>
        </draw:line>
        <draw:line draw:style-name="gr5" draw:text-style-name="P2" draw:layer="layout" svg:x1="7.62cm" svg:y1="11.43cm" svg:x2="10.16cm" svg:y2="11.43cm">
          <text:p/>
        </draw:line>
        <draw:line draw:style-name="gr5" draw:text-style-name="P2" draw:layer="layout" svg:x1="6.35cm" svg:y1="13.208cm" svg:x2="9.954cm" svg:y2="14.732cm">
          <text:p/>
        </draw:line>
        <draw:line draw:style-name="gr5" draw:text-style-name="P2" draw:layer="layout" svg:x1="6.096cm" svg:y1="14.224cm" svg:x2="10.16cm" svg:y2="18.288cm">
          <text:p/>
        </draw:line>
        <draw:line draw:style-name="gr5" draw:text-style-name="P2" draw:layer="layout" svg:x1="13.208cm" svg:y1="17.78cm" svg:x2="16.764cm" svg:y2="13.208cm">
          <text:p/>
        </draw:line>
        <draw:line draw:style-name="gr5" draw:text-style-name="P2" draw:layer="layout" svg:x1="13.208cm" svg:y1="14.478cm" svg:x2="16.002cm" svg:y2="12.446cm">
          <text:p/>
        </draw:line>
        <draw:line draw:style-name="gr5" draw:text-style-name="P2" draw:layer="layout" svg:x1="12.7cm" svg:y1="10.668cm" svg:x2="16.027cm" svg:y2="10.668cm">
          <text:p/>
        </draw:line>
        <draw:line draw:style-name="gr5" draw:text-style-name="P2" draw:layer="layout" svg:x1="12.954cm" svg:y1="7.62cm" svg:x2="16.51cm" svg:y2="9.652cm">
          <text:p/>
        </draw:line>
        <draw:line draw:style-name="gr5" draw:text-style-name="P2" draw:layer="layout" svg:x1="12.954cm" svg:y1="4.064cm" svg:x2="16.764cm" svg:y2="8.636cm">
          <text:p/>
        </draw:line>
        <draw:line draw:style-name="gr5" draw:text-style-name="P2" draw:layer="layout" svg:x1="19.304cm" svg:y1="8.89cm" svg:x2="21.59cm" svg:y2="7.112cm">
          <text:p/>
        </draw:line>
        <draw:frame draw:style-name="gr1" draw:text-style-name="P2" draw:layer="layout" svg:width="7.544cm" svg:height="7.778cm" draw:transform="rotate (1.56102248298373) translate (-0.508cm 14.656cm)">
          <draw:image xlink:href="Pictures/10000201000000E1000000E1C471B58A.png" xlink:type="simple" xlink:show="embed" xlink:actuate="onLoad">
            <text:p/>
          </draw:image>
        </draw:frame>
        <draw:frame draw:style-name="gr1" draw:text-style-name="P2" draw:layer="layout" svg:width="7.544cm" svg:height="7.778cm" draw:transform="rotate (-0.00977384381116877) translate (19.659cm 11.684cm)">
          <draw:image xlink:href="Pictures/10000201000000E1000000E1C471B58A.png" xlink:type="simple" xlink:show="embed" xlink:actuate="onLoad">
            <text:p/>
          </draw:image>
        </draw:frame>
        <draw:line draw:style-name="gr5" draw:text-style-name="P2" draw:layer="layout" svg:x1="23.876cm" svg:y1="9.144cm" svg:x2="23.876cm" svg:y2="12.192cm">
          <text:p/>
        </draw:line>
        <draw:frame draw:style-name="gr1" draw:text-style-name="P2" draw:layer="layout" svg:width="2.794cm" svg:height="3.259cm" svg:x="22.098cm" svg:y="13.208cm">
          <draw:image xlink:href="Pictures/100002010000009D000000988C22CF1D.png" xlink:type="simple" xlink:show="embed" xlink:actuate="onLoad">
            <text:p/>
          </draw:image>
        </draw:frame>
        <draw:frame draw:style-name="gr3" draw:text-style-name="P4" draw:layer="layout" svg:width="3.194cm" svg:height="0.729cm" svg:x="21.841cm" svg:y="16.256cm">
          <draw:text-box>
            <text:p><text:span text:style-name="T3">carbohydrates</text:span></text:p>
          </draw:text-box>
        </draw:frame>
        <draw:frame draw:style-name="gr1" draw:text-style-name="P2" draw:layer="layout" svg:width="3.048cm" svg:height="3.048cm" svg:x="16.51cm" svg:y="8.89cm">
          <draw:image xlink:href="Pictures/100002010000004000000040E719257E.png" xlink:type="simple" xlink:show="embed" xlink:actuate="onLoad">
            <text:p/>
          </draw:image>
        </draw:frame>
        <draw:frame draw:style-name="gr6" draw:text-style-name="P5" draw:layer="layout" svg:width="4.572cm" svg:height="1.361cm" svg:x="16.002cm" svg:y="11.938cm">
          <draw:text-box>
            <text:p text:style-name="P5">Visual Recogni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FoodEye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Team members</text:p>
                <text:list>
                  <text:list-item>
                    <text:p>Aleksi Suomalainen</text:p>
                  </text:list-item>
                  <text:list-item>
                    <text:p>Atte Pitkänen</text:p>
                  </text:list-item>
                  <text:list-item>
                    <text:p>Antti-Pekka Lehtonen</text:p>
                  </text:list-item>
                  <text:list-item>
                    <text:p>Mika Koistinen</text:p>
                    <text:p/>
                  </text:list-item>
                </text:list>
              </text:list-item>
            </text:list>
          </draw:text-box>
        </draw:frame>
        <draw:frame draw:style-name="gr1" draw:text-style-name="P2" draw:layer="layout" svg:width="8.392cm" svg:height="8.128cm" svg:x="18.034cm" svg:y="6.858cm">
          <draw:image xlink:href="Pictures/100002010000009A000000BE33E5D4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opacity="60%" draw:shadow-opacity="6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3T21:49:39.311271019</meta:creation-date>
    <dc:date>2016-04-24T12:28:45.749425239</dc:date>
    <meta:editing-duration>PT13H38M24S</meta:editing-duration>
    <meta:editing-cycles>4</meta:editing-cycles>
    <meta:generator>LibreOffice/4.2.8.2$Linux_X86_64 LibreOffice_project/420m0$Build-2</meta:generator>
    <meta:document-statistic meta:object-count="61"/>
  </office:meta>
</office:document-meta>
</file>